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ContextFactory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ExtensionOperation.runSync( ExtensionContext context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ustomContextFactory.getE4xImplementa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